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28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5" style:family="graphic" style:parent-style-name="standard">
      <style:graphic-properties draw:fill="solid" draw:fill-color="#add58a" draw:textarea-horizontal-align="justify" draw:textarea-vertical-align="top" draw:auto-grow-height="false" fo:min-height="8.64cm" fo:min-width="17.594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1.02cm" fo:min-width="3.3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5.342cm"/>
    </style:style>
    <style:style style:name="gr12" style:family="graphic" style:parent-style-name="standard">
      <style:graphic-properties draw:textarea-horizontal-align="justify" draw:textarea-vertical-align="top" draw:auto-grow-height="false" fo:min-height="8.132cm" fo:min-width="7.1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0.512cm" fo:min-width="13.724cm"/>
    </style:style>
    <style:style style:name="gr16" style:family="graphic" style:parent-style-name="standard">
      <style:graphic-properties draw:textarea-horizontal-align="justify" draw:textarea-vertical-align="middle" draw:auto-grow-height="false" fo:min-height="1.508cm" fo:min-width="1.578cm"/>
    </style:style>
    <style:style style:name="gr17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18" style:family="graphic" style:parent-style-name="standard">
      <style:graphic-properties draw:stroke="none" draw:fill="none" fo:min-height="0.396cm"/>
    </style:style>
    <style:style style:name="gr19" style:family="graphic" style:parent-style-name="standard">
      <style:graphic-properties draw:fill="none" draw:textarea-vertical-align="middle" draw:auto-grow-height="false" fo:min-height="1.961cm" fo:min-width="0cm"/>
    </style:style>
    <style:style style:name="gr20" style:family="graphic" style:parent-style-name="standard">
      <style:graphic-properties draw:textarea-horizontal-align="justify" draw:textarea-vertical-align="top" draw:auto-grow-height="false" fo:min-height="2.798cm" fo:min-width="5.088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22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23" style:family="graphic" style:parent-style-name="standard">
      <style:graphic-properties draw:textarea-horizontal-align="justify" draw:textarea-vertical-align="middle" draw:auto-grow-height="false" fo:min-height="1.988cm" fo:min-width="2.056cm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33" style:family="graphic" style:parent-style-name="standard">
      <style:graphic-properties draw:textarea-horizontal-align="justify" draw:textarea-vertical-align="middle" draw:auto-grow-height="false" fo:min-height="0.871cm" fo:min-width="3.729cm"/>
    </style:style>
    <style:style style:name="gr34" style:family="graphic" style:parent-style-name="standard">
      <style:graphic-properties draw:textarea-horizontal-align="justify" draw:textarea-vertical-align="middle" draw:auto-grow-height="false" fo:min-height="0.812cm" fo:min-width="3.818cm"/>
    </style:style>
    <style:style style:name="gr35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36" style:family="graphic" style:parent-style-name="standard">
      <style:graphic-properties draw:textarea-horizontal-align="justify" draw:textarea-vertical-align="middle" draw:auto-grow-height="false" fo:min-height="2.544cm" fo:min-width="5.5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72cm"/>
    </style:style>
    <style:style style:name="gr39" style:family="graphic" style:parent-style-name="standard">
      <style:graphic-properties draw:textarea-horizontal-align="justify" draw:textarea-vertical-align="middle" draw:auto-grow-height="false" fo:min-height="2.036cm" fo:min-width="5.5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267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="solid" draw:fill-color="#add58a"/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loext:graphic-properties draw:fill="none" draw:fill-color="#ffffff"/>
      <style:text-properties fo:font-size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/>
    </style:style>
    <style:style style:name="T5" style:family="text">
      <style:text-properties fo:font-size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bim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5.842cm" svg:height="1.267cm" svg:x="0.254cm" svg:y="0.276cm" presentation:class="title" presentation:user-transformed="true">
          <draw:text-box>
            <text:p><text:span text:style-name="T1">Domain</text:span></text:p>
          </draw:text-box>
        </draw:frame>
        <draw:custom-shape draw:style-name="gr2" draw:text-style-name="P3" draw:layer="layout" svg:width="5.08cm" svg:height="1.578cm" svg:x="9.144cm" svg:y="4.518cm">
          <text:p text:style-name="P3">User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1.27cm" svg:x="10.414cm" svg:y="6.858cm">
          <text:p text:style-name="P3">UsersLin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032cm" svg:x="2.032cm" svg:y="3.048cm">
          <text:p text:style-name="P3">Countri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032cm" svg:x="2.032cm" svg:y="6.858cm">
          <text:p text:style-name="P3">Stat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1.27cm" svg:x="17.272cm" svg:y="4.572cm">
          <text:p text:style-name="P3">Lin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0.828cm" svg:height="1.267cm" svg:x="0.254cm" svg:y="0.002cm" presentation:class="title" presentation:user-transformed="true">
          <draw:text-box>
            <text:p text:style-name="P4"><text:span text:style-name="T1">Architecture</text:span></text:p>
          </draw:text-box>
        </draw:frame>
        <draw:custom-shape draw:style-name="gr5" draw:text-style-name="P6" draw:layer="layout" svg:width="18.094cm" svg:height="8.89cm" svg:x="9.398cm" svg:y="1.27cm">
          <text:p text:style-name="P4"><text:span text:style-name="T2">Application/API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1.778cm" svg:x="0.762cm" svg:y="12.192cm">
          <text:p text:style-name="P3">Domai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064cm" svg:height="1.524cm" svg:x="17.018cm" svg:y="12.192cm">
          <text:p text:style-name="P3">Infrastructu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1.27cm" svg:x="15.494cm" svg:y="2.54cm">
          <text:p text:style-name="P3">TCP/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1.27cm" svg:x="10.668cm" svg:y="7.366cm">
          <text:p text:style-name="P3">REST/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1.27cm" svg:x="19.558cm" svg:y="7.366cm">
          <text:p text:style-name="P3">WS/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81cm" svg:height="1.27cm" svg:x="23.114cm" svg:y="2.794cm">
          <text:p text:style-name="P3">tcpClient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3.114cm" svg:y1="3.048cm" svg:x2="20.574cm" svg:y2="3.048cm">
          <text:p/>
        </draw:line>
        <draw:frame draw:style-name="gr10" draw:text-style-name="P9" draw:layer="layout" svg:width="3.177cm" svg:height="0.962cm" svg:x="20.445cm" svg:y="1.578cm">
          <draw:text-box>
            <text:p>Raw data</text:p>
          </draw:text-box>
        </draw:frame>
        <draw:custom-shape draw:style-name="gr11" draw:text-style-name="P3" draw:layer="layout" svg:width="5.842cm" svg:height="1.27cm" svg:x="10.922cm" svg:y="4.572cm">
          <text:p text:style-name="P3">ApplicationServ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6.51cm" svg:y1="3.81cm" svg:x2="13.716cm" svg:y2="4.572cm">
          <text:p/>
        </draw:line>
        <draw:custom-shape draw:style-name="gr12" draw:text-style-name="P4" draw:layer="layout" svg:width="7.62cm" svg:height="8.382cm" svg:x="1.016cm" svg:y="2.032cm">
          <text:p text:style-name="P4">ApplicationService</text:p>
          <text:p text:style-name="P4"/>
          <text:p text:style-name="P4">ProcessTCPData(): bool</text:p>
          <text:p text:style-name="P4"/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3" draw:text-style-name="P8" draw:layer="layout" svg:x1="4.064cm" svg:y1="11.938cm" svg:x2="4.064cm" svg:y2="5.842cm">
          <text:p/>
        </draw:line>
        <draw:line draw:style-name="gr13" draw:text-style-name="P8" draw:layer="layout" svg:x1="7.874cm" svg:y1="11.884cm" svg:x2="7.874cm" svg:y2="5.788cm">
          <text:p/>
        </draw:line>
        <draw:line draw:style-name="gr13" draw:text-style-name="P8" draw:layer="layout" svg:x1="12.192cm" svg:y1="11.938cm" svg:x2="12.192cm" svg:y2="5.842cm">
          <text:p/>
        </draw:line>
        <draw:frame draw:style-name="gr14" draw:text-style-name="P9" draw:layer="layout" svg:width="3.556cm" svg:height="0.962cm" svg:x="2.286cm" svg:y="4.88cm">
          <draw:text-box>
            <text:p>wsServer</text:p>
          </draw:text-box>
        </draw:frame>
        <draw:frame draw:style-name="gr14" draw:text-style-name="P9" draw:layer="layout" svg:width="3.556cm" svg:height="0.962cm" svg:x="6.604cm" svg:y="4.826cm">
          <draw:text-box>
            <text:p>tcpServer</text:p>
          </draw:text-box>
        </draw:frame>
        <draw:frame draw:style-name="gr14" draw:text-style-name="P9" draw:layer="layout" svg:width="3.556cm" svg:height="0.962cm" svg:x="10.922cm" svg:y="4.826cm">
          <draw:text-box>
            <text:p>httpServer</text:p>
          </draw:text-box>
        </draw:frame>
        <draw:custom-shape draw:style-name="gr15" draw:text-style-name="P3" draw:layer="layout" svg:width="14.224cm" svg:height="0.762cm" svg:x="1.778cm" svg:y="3.048cm">
          <text:p text:style-name="P3">IApplication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302cm" svg:height="2.794cm" svg:x="19.304cm" svg:y="5.84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3" draw:layer="layout" svg:width="3.302cm" svg:height="2.794cm" svg:x="14.986cm" svg:y="10.41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3" draw:layer="layout" svg:width="3.302cm" svg:height="2.794cm" svg:x="21.844cm" svg:y="10.9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bsocket auth</text:p>
          </draw:text-box>
        </draw:frame>
        <draw:custom-shape draw:style-name="gr17" draw:text-style-name="P3" xml:id="id3" draw:id="id3" draw:layer="layout" svg:width="6.096cm" svg:height="2.032cm" svg:x="13.462cm" svg:y="5.842cm">
          <text:p text:style-name="P3">jwtStrategy</text:p>
          <draw:enhanced-geometry svg:viewBox="0 0 21600 21600" draw:type="rectangle" draw:enhanced-path="M 0 0 L 21600 0 21600 21600 0 21600 0 0 Z N"/>
        </draw:custom-shape>
        <draw:custom-shape draw:style-name="gr17" draw:text-style-name="P3" xml:id="id2" draw:id="id2" draw:layer="layout" svg:width="6.096cm" svg:height="2.032cm" svg:x="7.62cm" svg:y="8.636cm">
          <text:p text:style-name="P3">jwtGuard</text:p>
          <draw:enhanced-geometry svg:viewBox="0 0 21600 21600" draw:type="rectangle" draw:enhanced-path="M 0 0 L 21600 0 21600 21600 0 21600 0 0 Z N"/>
        </draw:custom-shape>
        <draw:custom-shape draw:style-name="gr17" draw:text-style-name="P3" xml:id="id1" draw:id="id1" draw:layer="layout" svg:width="6.096cm" svg:height="2.032cm" svg:x="1.524cm" svg:y="11.43cm">
          <text:p text:style-name="P3">webSocketGateway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7.62cm" svg:y1="12.446cm" svg:x2="10.668cm" svg:y2="10.668cm" draw:start-shape="id1" draw:start-glue-point="1" draw:end-shape="id2" draw:end-glue-point="2" svg:d="M7620 12446h3048v-1778" svg:viewBox="0 0 3049 1779">
          <text:p/>
        </draw:connector>
        <draw:connector draw:style-name="gr13" draw:text-style-name="P8" draw:layer="layout" svg:x1="13.716cm" svg:y1="9.652cm" svg:x2="16.51cm" svg:y2="7.874cm" draw:start-shape="id2" draw:start-glue-point="1" draw:end-shape="id3" draw:end-glue-point="2" svg:d="M13716 9652h2794v-1778" svg:viewBox="0 0 2795 1779">
          <text:p/>
        </draw:connector>
        <draw:line draw:style-name="gr13" draw:text-style-name="P8" draw:layer="layout" svg:x1="16.51cm" svg:y1="4.064cm" svg:x2="16.51cm" svg:y2="5.842cm">
          <text:p/>
        </draw:line>
        <draw:frame draw:style-name="gr18" draw:text-style-name="P11" draw:layer="layout" svg:width="5.976cm" svg:height="0.646cm" svg:x="16.256cm" svg:y="3.257cm">
          <draw:text-box>
            <text:p text:style-name="P10"><text:span text:style-name="T3">ExtractJwt.fromUrlQueryParameter</text:span></text:p>
          </draw:text-box>
        </draw:frame>
        <draw:custom-shape draw:style-name="gr19" draw:text-style-name="P8" draw:layer="layout" svg:width="1.27cm" svg:height="2.331cm" svg:x="14.732cm" svg:y="3.25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1" draw:layer="layout" svg:width="3.048cm" svg:height="0.646cm" svg:x="11.43cm" svg:y="4.064cm">
          <draw:text-box>
            <text:p text:style-name="P10"><text:span text:style-name="T3">jwtParameters</text:span></text:p>
          </draw:text-box>
        </draw:frame>
        <draw:line draw:style-name="gr13" draw:text-style-name="P8" draw:layer="layout" svg:x1="19.558cm" svg:y1="6.604cm" svg:x2="21.59cm" svg:y2="6.604cm">
          <text:p/>
        </draw:line>
        <draw:frame draw:style-name="gr18" draw:text-style-name="P11" draw:layer="layout" svg:width="5.976cm" svg:height="0.646cm" svg:x="21.71cm" svg:y="6.212cm">
          <draw:text-box>
            <text:p text:style-name="P10"><text:span text:style-name="T3">Validate()</text:span></text:p>
          </draw:text-box>
        </draw:frame>
        <draw:line draw:style-name="gr13" draw:text-style-name="P8" draw:layer="layout" svg:x1="13.716cm" svg:y1="9.906cm" svg:x2="18.796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0" draw:text-style-name="P4" draw:layer="layout" svg:width="5.588cm" svg:height="3.048cm" svg:x="5.842cm" svg:y="0.762cm">
          <text:p text:style-name="P4"/>
          <text:p text:style-name="P4">Api</text:p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5.588cm" svg:height="3.048cm" svg:x="5.842cm" svg:y="4.572cm">
          <text:p text:style-name="P4"/>
          <text:p text:style-name="P4">Application</text:p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5.588cm" svg:height="3.048cm" svg:x="3.302cm" svg:y="8.382cm">
          <text:p text:style-name="P4"/>
          <text:p text:style-name="P4">Domain</text:p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5.588cm" svg:height="3.048cm" svg:x="9.398cm" svg:y="8.382cm">
          <text:p text:style-name="P4">Infrastructure</text:p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4.064cm" svg:height="1.27cm" svg:x="11.43cm" svg:y="6.096cm">
          <text:p text:style-name="P3">AuthServic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2" draw:text-style-name="P3" xml:id="id5" draw:id="id5" draw:layer="layout" svg:width="3.556cm" svg:height="3.302cm" svg:x="0.254cm" svg:y="10.41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7" draw:id="id7" draw:layer="layout" svg:width="4.064cm" svg:height="3.556cm" svg:x="11.43cm" svg:y="7.874cm">
          <text:p text:style-name="P3">ubimp.api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3" draw:text-style-name="P3" xml:id="id8" draw:id="id8" draw:layer="layout" svg:width="4.064cm" svg:height="3.556cm" svg:x="11.43cm" svg:y="1.27cm">
          <text:p text:style-name="P3">users.api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3" draw:text-style-name="P3" xml:id="id6" draw:id="id6" draw:layer="layout" svg:width="4.064cm" svg:height="3.556cm" svg:x="19.05cm" svg:y="2.54cm">
          <text:p text:style-name="P3">Infra.api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4" draw:text-style-name="P8" draw:layer="layout" draw:type="line" svg:x1="5.854cm" svg:y1="10.003cm" svg:x2="3.81cm" svg:y2="12.065cm" draw:start-shape="id4" draw:start-glue-point="0" draw:end-shape="id5" draw:end-glue-point="10" svg:d="M5854 10003l-2044 2062" svg:viewBox="0 0 2045 2063">
          <text:p/>
        </draw:connector>
        <draw:connector draw:style-name="gr24" draw:text-style-name="P8" draw:layer="layout" draw:type="line" svg:x1="19.05cm" svg:y1="4.318cm" svg:x2="13.462cm" svg:y2="7.874cm" draw:start-shape="id6" draw:start-glue-point="5" draw:end-shape="id7" draw:end-glue-point="4" svg:d="M19050 4318l-5588 3556" svg:viewBox="0 0 5589 3557">
          <text:p/>
        </draw:connector>
        <draw:connector draw:style-name="gr24" draw:text-style-name="P8" draw:layer="layout" draw:type="line" svg:x1="13.462cm" svg:y1="4.826cm" svg:x2="13.462cm" svg:y2="7.874cm" draw:start-shape="id8" draw:end-shape="id7" svg:d="M13462 4826v3048" svg:viewBox="0 0 1 3049">
          <text:p/>
        </draw:connector>
        <draw:custom-shape draw:style-name="gr23" draw:text-style-name="P3" xml:id="id9" draw:id="id9" draw:layer="layout" svg:width="4.064cm" svg:height="3.556cm" svg:x="5.334cm" svg:y="2.794cm">
          <text:p text:style-name="P3">security.api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4" draw:text-style-name="P8" draw:layer="layout" draw:type="line" svg:x1="7.366cm" svg:y1="6.35cm" svg:x2="13.462cm" svg:y2="7.874cm" draw:start-shape="id9" draw:start-glue-point="6" draw:end-shape="id7" draw:end-glue-point="4" svg:d="M7366 6350l6096 1524" svg:viewBox="0 0 6097 1525">
          <text:p/>
        </draw:connector>
        <draw:connector draw:style-name="gr9" draw:text-style-name="P8" draw:layer="layout" draw:type="line" svg:x1="7.136cm" svg:y1="11.43cm" svg:x2="7.112cm" svg:y2="8.576cm" svg:d="M7136 11430l-24-2854" svg:viewBox="0 0 25 2855">
          <text:p/>
        </draw:connector>
        <draw:connector draw:style-name="gr9" draw:text-style-name="P8" draw:layer="layout" draw:type="line" svg:x1="8.406cm" svg:y1="11.43cm" svg:x2="8.382cm" svg:y2="8.576cm" svg:d="M8406 11430l-24-2854" svg:viewBox="0 0 25 2855">
          <text:p/>
        </draw:connector>
        <draw:connector draw:style-name="gr9" draw:text-style-name="P8" draw:layer="layout" draw:type="line" svg:x1="10.184cm" svg:y1="11.49cm" svg:x2="10.16cm" svg:y2="8.636cm" svg:d="M10184 11490l-24-2854" svg:viewBox="0 0 25 2855">
          <text:p/>
        </draw:connector>
        <draw:connector draw:style-name="gr9" draw:text-style-name="P8" xml:id="id4" draw:id="id4" draw:layer="layout" draw:type="line" svg:x1="5.866cm" svg:y1="11.43cm" svg:x2="5.842cm" svg:y2="8.576cm" svg:d="M5866 11430l-24-2854" svg:viewBox="0 0 25 2855">
          <text:p/>
        </draw:connector>
        <draw:frame draw:style-name="gr25" draw:text-style-name="P12" draw:layer="layout" svg:width="1.408cm" svg:height="0.806cm" svg:x="5.866cm" svg:y="9.862cm">
          <draw:text-box>
            <text:p><text:span text:style-name="T4">web</text:span></text:p>
          </draw:text-box>
        </draw:frame>
        <draw:frame draw:style-name="gr26" draw:text-style-name="P13" draw:layer="layout" svg:width="1.264cm" svg:height="0.763cm" svg:x="7.112cm" svg:y="9.862cm">
          <draw:text-box>
            <text:p><text:span text:style-name="T5">app</text:span></text:p>
          </draw:text-box>
        </draw:frame>
        <draw:frame draw:style-name="gr27" draw:text-style-name="P12" draw:layer="layout" svg:width="2.123cm" svg:height="0.806cm" svg:x="8.206cm" svg:y="9.862cm">
          <draw:text-box>
            <text:p><text:span text:style-name="T4">domain</text:span></text:p>
          </draw:text-box>
        </draw:frame>
        <draw:frame draw:style-name="gr28" draw:text-style-name="P12" draw:layer="layout" svg:width="1.467cm" svg:height="0.806cm" svg:x="16.256cm" svg:y="11.938cm">
          <draw:text-box>
            <text:p><text:span text:style-name="T4">infr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9" draw:text-style-name="P3" draw:layer="layout" svg:width="5.588cm" svg:height="1.524cm" svg:x="10.922cm" svg:y="0.508cm">
          <text:p text:style-name="P3">SignInCommand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3.716cm" svg:y1="2.032cm" svg:x2="13.716cm" svg:y2="3.811cm">
          <text:p/>
        </draw:line>
        <draw:custom-shape draw:style-name="gr30" draw:text-style-name="P3" xml:id="id10" draw:id="id10" draw:layer="layout" svg:width="2.54cm" svg:height="2.54cm" svg:x="12.446cm" svg:y="3.811cm">
          <text:p text:style-name="P3"><text:span text:style-name="T6">Exist &amp;&amp;</text:span></text:p>
          <text:p text:style-name="P3"><text:span text:style-name="T6">blackL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4" draw:layer="layout" svg:width="9.652cm" svg:height="1.673cm" svg:x="17.018cm" svg:y="1.271cm">
          <draw:text-box>
            <text:p><text:span text:style-name="T7">Las propiedades de ese comando se deben de validar</text:span></text:p>
          </draw:text-box>
        </draw:frame>
        <draw:connector draw:style-name="gr13" draw:text-style-name="P8" draw:layer="layout" svg:x1="12.446cm" svg:y1="5.081cm" svg:x2="8.382cm" svg:y2="6.985cm" draw:start-shape="id10" draw:start-glue-point="5" draw:end-shape="id11" draw:end-glue-point="1" svg:d="M12446 5081h-2032v1904h-2032" svg:viewBox="0 0 4065 1905">
          <text:p/>
        </draw:connector>
        <draw:custom-shape draw:style-name="gr32" draw:text-style-name="P4" xml:id="id18" draw:id="id18" draw:layer="layout" svg:width="6.096cm" svg:height="1.778cm" svg:x="2.286cm" svg:y="11.43cm">
          <text:p text:style-name="P4"><text:span text:style-name="T8">Notificar por UI</text:span></text:p>
          <text:p text:style-name="P4"><text:span text:style-name="T8">que ya existe y</text:span></text:p>
          <text:p text:style-name="P4"><text:span text:style-name="T8">en que proceso esta y que se envio</text:span></text:p>
          <text:p text:style-name="P4"><text:span text:style-name="T8">De nuevo el correo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9.812cm" svg:y1="11.176cm" svg:x2="22.098cm" svg:y2="11.122cm" draw:start-shape="id12" draw:start-glue-point="7" draw:end-shape="id13" draw:end-glue-point="4" svg:d="M19812 11176h509v-555h1777v501" svg:viewBox="0 0 2287 556">
          <text:p/>
        </draw:connector>
        <draw:custom-shape draw:style-name="gr33" draw:text-style-name="P4" xml:id="id15" draw:id="id15" draw:layer="layout" svg:width="4.229cm" svg:height="1.121cm" svg:x="16.599cm" svg:y="2.944cm">
          <text:p text:style-name="P4"><text:span text:style-name="T8">Generar token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4.318cm" svg:height="1.062cm" svg:x="16.599cm" svg:y="5.335cm">
          <text:p text:style-name="P4"><text:span text:style-name="T8">Generar template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6" draw:id="id16" draw:layer="layout" svg:width="4.318cm" svg:height="1.27cm" svg:x="23.368cm" svg:y="13.254cm">
          <text:p text:style-name="P4"><text:span text:style-name="T8">Crear usu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xml:id="id12" draw:id="id12" draw:layer="layout" svg:width="2.54cm" svg:height="2.54cm" svg:x="17.272cm" svg:y="9.906cm">
          <text:p text:style-name="P3"><text:span text:style-name="T6">Envi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draw:layer="layout" svg:width="4.318cm" svg:height="1.27cm" svg:x="16.764cm" svg:y="7.566cm">
          <text:p text:style-name="P4"><text:span text:style-name="T8">Enviar corr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8" draw:layer="layout" svg:x1="17.272cm" svg:y1="11.176cm" svg:x2="8.382cm" svg:y2="9.779cm" draw:start-shape="id12" draw:start-glue-point="5" draw:end-shape="id14" draw:end-glue-point="1" svg:d="M17272 11176h-4445v-1397h-4445" svg:viewBox="0 0 8891 1398">
          <text:p/>
        </draw:connector>
        <draw:custom-shape draw:style-name="gr36" draw:text-style-name="P4" xml:id="id14" draw:id="id14" draw:layer="layout" svg:width="6.064cm" svg:height="2.794cm" svg:x="2.318cm" svg:y="8.382cm">
          <text:p text:style-name="P4"><text:span text:style-name="T8">Notificar por UI</text:span></text:p>
          <text:p text:style-name="P4"><text:span text:style-name="T8">Que no fue posible hacer</text:span></text:p>
          <text:p text:style-name="P4"><text:span text:style-name="T8">La verificacion, que se asegure</text:span></text:p>
          <text:p text:style-name="P4"><text:span text:style-name="T8">Que el correo esta correcto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3.716cm" svg:y1="6.351cm" svg:x2="16.599cm" svg:y2="3.504cm" draw:start-shape="id10" draw:start-glue-point="6" draw:end-shape="id15" draw:end-glue-point="3" svg:d="M13716 6351v502h2077v-3349h806" svg:viewBox="0 0 2884 3350">
          <text:p/>
        </draw:connector>
        <draw:line draw:style-name="gr13" draw:text-style-name="P8" draw:layer="layout" svg:x1="18.542cm" svg:y1="4.064cm" svg:x2="18.542cm" svg:y2="5.334cm">
          <text:p/>
        </draw:line>
        <draw:line draw:style-name="gr13" draw:text-style-name="P8" draw:layer="layout" svg:x1="18.542cm" svg:y1="6.397cm" svg:x2="18.542cm" svg:y2="7.667cm">
          <text:p/>
        </draw:line>
        <draw:line draw:style-name="gr13" draw:text-style-name="P8" draw:layer="layout" svg:x1="18.542cm" svg:y1="8.836cm" svg:x2="18.542cm" svg:y2="9.906cm">
          <text:p/>
        </draw:line>
        <draw:frame draw:style-name="gr37" draw:text-style-name="P9" draw:layer="layout" svg:width="1.179cm" svg:height="0.839cm" svg:x="14.224cm" svg:y="5.842cm">
          <draw:text-box>
            <text:p><text:span text:style-name="T9">No</text:span></text:p>
          </draw:text-box>
        </draw:frame>
        <draw:frame draw:style-name="gr38" draw:text-style-name="P9" draw:layer="layout" svg:width="0.972cm" svg:height="0.839cm" svg:x="11.684cm" svg:y="3.987cm">
          <draw:text-box>
            <text:p><text:span text:style-name="T9">Si</text:span></text:p>
          </draw:text-box>
        </draw:frame>
        <draw:custom-shape draw:style-name="gr39" draw:text-style-name="P4" xml:id="id11" draw:id="id11" draw:layer="layout" svg:width="6.096cm" svg:height="2.286cm" svg:x="2.286cm" svg:y="5.842cm">
          <text:p text:style-name="P4"><text:span text:style-name="T8">Redirect to page information</text:span></text:p>
          <text:p text:style-name="P4"><text:span text:style-name="T8">About blacklist, and notify that</text:span></text:p>
          <text:p text:style-name="P4"><text:span text:style-name="T8">Can contact to the user support</text:span></text:p>
          <text:p text:style-name="P4"><text:span text:style-name="T8">Via emal</text:span></text:p>
          <draw:enhanced-geometry svg:viewBox="0 0 21600 21600" draw:type="rectangle" draw:enhanced-path="M 0 0 L 21600 0 21600 21600 0 21600 0 0 Z N"/>
        </draw:custom-shape>
        <draw:frame draw:style-name="gr38" draw:text-style-name="P9" draw:layer="layout" svg:width="0.972cm" svg:height="0.839cm" svg:x="19.558cm" svg:y="10.16cm">
          <draw:text-box>
            <text:p><text:span text:style-name="T9">Si</text:span></text:p>
          </draw:text-box>
        </draw:frame>
        <draw:custom-shape draw:style-name="gr30" draw:text-style-name="P3" xml:id="id13" draw:id="id13" draw:layer="layout" svg:width="2.54cm" svg:height="2.54cm" svg:x="20.828cm" svg:y="11.122cm">
          <text:p text:style-name="P3"><text:span text:style-name="T6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svg:x1="23.368cm" svg:y1="12.392cm" svg:x2="25.527cm" svg:y2="13.254cm" draw:start-shape="id13" draw:start-glue-point="7" draw:end-shape="id16" svg:d="M23368 12392h2159v862" svg:viewBox="0 0 2160 863">
          <text:p/>
        </draw:connector>
        <draw:frame draw:style-name="gr37" draw:text-style-name="P9" draw:layer="layout" svg:width="1.179cm" svg:height="0.839cm" svg:x="23.205cm" svg:y="11.43cm">
          <draw:text-box>
            <text:p><text:span text:style-name="T9">No</text:span></text:p>
          </draw:text-box>
        </draw:frame>
        <draw:frame draw:style-name="gr38" draw:text-style-name="P9" draw:layer="layout" svg:width="0.972cm" svg:height="0.839cm" svg:x="19.558cm" svg:y="11.861cm">
          <draw:text-box>
            <text:p><text:span text:style-name="T9">Si</text:span></text:p>
          </draw:text-box>
        </draw:frame>
        <draw:custom-shape draw:style-name="gr35" draw:text-style-name="P4" xml:id="id17" draw:id="id17" draw:layer="layout" svg:width="4.318cm" svg:height="1.27cm" svg:x="16.51cm" svg:y="13.254cm">
          <text:p text:style-name="P4"><text:span text:style-name="T8">Update activationAt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8" draw:layer="layout" svg:x1="20.828cm" svg:y1="12.392cm" svg:x2="18.669cm" svg:y2="13.254cm" draw:start-shape="id13" draw:start-glue-point="5" draw:end-shape="id17" draw:end-glue-point="0" svg:d="M20828 12392h-2159v862" svg:viewBox="0 0 2160 863">
          <text:p/>
        </draw:connector>
        <draw:custom-shape draw:style-name="gr32" draw:text-style-name="P4" xml:id="id19" draw:id="id19" draw:layer="layout" svg:width="6.096cm" svg:height="1.778cm" svg:x="2.286cm" svg:y="13.716cm">
          <text:p text:style-name="P4"><text:span text:style-name="T8">Notificar por UI</text:span></text:p>
          <text:p text:style-name="P4"><text:span text:style-name="T8">que revise su bandeja de correo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6.51cm" svg:y1="13.889cm" svg:x2="8.382cm" svg:y2="12.319cm" draw:start-shape="id17" draw:start-glue-point="3" draw:end-shape="id18" draw:end-glue-point="1" svg:d="M16510 13889h-4064v-1570h-4064" svg:viewBox="0 0 8129 1571">
          <text:p/>
        </draw:connector>
        <draw:connector draw:style-name="gr13" draw:text-style-name="P8" draw:layer="layout" svg:x1="25.527cm" svg:y1="14.524cm" svg:x2="8.382cm" svg:y2="14.605cm" draw:start-shape="id16" draw:start-glue-point="2" draw:end-shape="id19" draw:end-glue-point="1" svg:d="M25527 14524v501h-9652v-420h-7493" svg:viewBox="0 0 17146 502">
          <text:p/>
        </draw:connector>
        <draw:frame draw:style-name="gr40" draw:text-style-name="P9" draw:layer="layout" svg:width="1.179cm" svg:height="0.839cm" svg:x="16.51cm" svg:y="10.083cm">
          <draw:text-box>
            <text:p><text:span text:style-name="T9">No</text:span></text:p>
          </draw:text-box>
        </draw:frame>
        <draw:custom-shape draw:style-name="gr41" draw:text-style-name="P4" draw:layer="layout" svg:width="3.048cm" svg:height="1.27cm" svg:x="13.462cm" svg:y="11.884cm">
          <text:p text:style-name="P4"><text:span text:style-name="T8">Log 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14.986cm" svg:y1="11.122cm" svg:x2="14.986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21:14:04.139385950</meta:creation-date>
    <dc:date>2020-07-28T13:13:46.226272359</dc:date>
    <meta:editing-duration>P2DT1H17M44S</meta:editing-duration>
    <meta:editing-cycles>66</meta:editing-cycles>
    <meta:generator>LibreOffice/6.0.7.3$Linux_X86_64 LibreOffice_project/00m0$Build-3</meta:generator>
    <meta:document-statistic meta:object-count="137"/>
  </office:meta>
</office:document-meta>
</file>